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889cm"/>
    </style:style>
    <style:style style:name="Table1.B" style:family="table-column">
      <style:table-column-properties style:column-width="13.123cm"/>
    </style:style>
    <style:style style:name="Table1.A1" style:family="table-cell">
      <style:table-cell-properties style:vertical-align="middle" fo:padding="0.049cm" fo:border="none"/>
    </style:style>
    <style:style style:name="P1" style:family="paragraph" style:parent-style-name="Standard">
      <style:text-properties fo:font-size="15pt" style:font-size-asian="15pt" style:font-size-complex="15pt"/>
    </style:style>
    <style:style style:name="P2" style:family="paragraph" style:parent-style-name="Standard">
      <style:paragraph-properties fo:margin-top="0cm" fo:margin-bottom="0.499cm" loext:contextual-spacing="false"/>
      <style:text-properties fo:font-size="15pt" style:font-size-asian="15pt" style:font-size-complex="15pt"/>
    </style:style>
    <style:style style:name="P3" style:family="paragraph" style:parent-style-name="Standard">
      <style:paragraph-properties fo:margin-top="0cm" fo:margin-bottom="0.499cm" loext:contextual-spacing="false" fo:text-align="justify" style:justify-single-word="false"/>
      <style:text-properties fo:font-size="15pt" style:font-size-asian="15pt" style:font-size-complex="15pt"/>
    </style:style>
    <style:style style:name="P4" style:family="paragraph" style:parent-style-name="Standard">
      <style:paragraph-properties fo:margin-top="0cm" fo:margin-bottom="0.499cm" loext:contextual-spacing="false" fo:text-align="justify" style:justify-single-word="false"/>
      <style:text-properties fo:font-size="15pt" officeooo:paragraph-rsid="00195623" style:font-size-asian="15pt" style:font-size-complex="15pt"/>
    </style:style>
    <style:style style:name="P5" style:family="paragraph" style:parent-style-name="Standard">
      <style:paragraph-properties fo:margin-top="0cm" fo:margin-bottom="0.499cm" loext:contextual-spacing="false"/>
      <style:text-properties fo:font-size="15pt" fo:font-weight="bold" style:font-size-asian="15pt" style:font-weight-asian="bold" style:font-size-complex="15pt" style:font-weight-complex="bold"/>
    </style:style>
    <style:style style:name="P6" style:family="paragraph" style:parent-style-name="Standard">
      <style:paragraph-properties fo:margin-top="0cm" fo:margin-bottom="0.499cm" loext:contextual-spacing="false" fo:text-align="justify" style:justify-single-word="false"/>
    </style:style>
    <style:style style:name="P7" style:family="paragraph" style:parent-style-name="Standard">
      <style:paragraph-properties fo:margin-top="0cm" fo:margin-bottom="0.499cm" loext:contextual-spacing="false" fo:text-align="justify" style:justify-single-word="false"/>
      <style:text-properties officeooo:paragraph-rsid="00195623"/>
    </style:style>
    <style:style style:name="P8" style:family="paragraph" style:parent-style-name="Standard">
      <style:paragraph-properties fo:margin-top="0cm" fo:margin-bottom="0cm" loext:contextual-spacing="false" fo:text-align="justify" style:justify-single-word="false"/>
      <style:text-properties fo:font-size="22pt" officeooo:paragraph-rsid="001b0350" style:font-size-asian="22pt" style:font-size-complex="22pt"/>
    </style:style>
    <style:style style:name="P9" style:family="paragraph" style:parent-style-name="Standard">
      <style:paragraph-properties fo:margin-top="0cm" fo:margin-bottom="0cm" loext:contextual-spacing="false" fo:text-align="justify" style:justify-single-word="false"/>
      <style:text-properties fo:font-size="15pt" fo:font-weight="normal" officeooo:rsid="00195623" style:font-size-asian="15pt" style:font-weight-asian="normal" style:font-size-complex="15pt" style:font-weight-complex="normal"/>
    </style:style>
    <style:style style:name="P10" style:family="paragraph" style:parent-style-name="Standard">
      <style:paragraph-properties fo:margin-top="0cm" fo:margin-bottom="0cm" loext:contextual-spacing="false" fo:text-align="justify" style:justify-single-word="false"/>
      <style:text-properties fo:font-size="15pt" fo:font-weight="normal" officeooo:rsid="00195623" officeooo:paragraph-rsid="0019f593" style:font-size-asian="15pt" style:font-weight-asian="normal" style:font-size-complex="15pt" style:font-weight-complex="normal"/>
    </style:style>
    <style:style style:name="P11" style:family="paragraph" style:parent-style-name="Standard">
      <style:paragraph-properties fo:margin-top="0cm" fo:margin-bottom="0cm" loext:contextual-spacing="false" fo:text-align="justify" style:justify-single-word="false"/>
      <style:text-properties fo:font-size="15pt" fo:font-weight="normal" officeooo:rsid="002aef85" officeooo:paragraph-rsid="002aef85" style:font-size-asian="15pt" style:font-weight-asian="normal" style:font-size-complex="15pt" style:font-weight-complex="normal"/>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style:text-properties fo:font-size="15pt" style:font-size-asian="15pt" style:font-size-complex="15pt"/>
    </style:style>
    <style:style style:name="P14" style:family="paragraph" style:parent-style-name="Text_20_body">
      <style:paragraph-properties fo:margin-top="0cm" fo:margin-bottom="0cm" loext:contextual-spacing="false" fo:text-align="justify" style:justify-single-word="false"/>
      <style:text-properties fo:font-size="15pt" style:font-size-asian="15pt" style:font-size-complex="15pt"/>
    </style:style>
    <style:style style:name="P15" style:family="paragraph" style:parent-style-name="Text_20_body">
      <style:paragraph-properties fo:margin-top="0cm" fo:margin-bottom="0cm" loext:contextual-spacing="false" fo:text-align="justify" style:justify-single-word="false"/>
      <style:text-properties fo:font-size="15pt" officeooo:paragraph-rsid="00195623" style:font-size-asian="15pt" style:font-size-complex="15pt"/>
    </style:style>
    <style:style style:name="P16" style:family="paragraph" style:parent-style-name="Text_20_body">
      <style:paragraph-properties fo:margin-top="0cm" fo:margin-bottom="0cm" loext:contextual-spacing="false" fo:text-align="justify" style:justify-single-word="false"/>
      <style:text-properties fo:font-size="15pt" officeooo:paragraph-rsid="0019f593" style:font-size-asian="15pt" style:font-size-complex="15pt"/>
    </style:style>
    <style:style style:name="P17" style:family="paragraph" style:parent-style-name="Text_20_body">
      <style:paragraph-properties fo:margin-top="0cm" fo:margin-bottom="0cm" loext:contextual-spacing="false" fo:text-align="justify" style:justify-single-word="false"/>
      <style:text-properties fo:font-size="15pt" officeooo:paragraph-rsid="001e8cf5" style:font-size-asian="15pt" style:font-size-complex="15pt"/>
    </style:style>
    <style:style style:name="P18" style:family="paragraph" style:parent-style-name="Text_20_body">
      <style:paragraph-properties fo:margin-top="0cm" fo:margin-bottom="0cm" loext:contextual-spacing="false" fo:text-align="justify" style:justify-single-word="false"/>
      <style:text-properties fo:font-size="15pt" officeooo:paragraph-rsid="0025a1f9" style:font-size-asian="15pt" style:font-size-complex="15pt"/>
    </style:style>
    <style:style style:name="P19" style:family="paragraph" style:parent-style-name="Text_20_body">
      <style:paragraph-properties fo:margin-top="0cm" fo:margin-bottom="0cm" loext:contextual-spacing="false" fo:text-align="justify" style:justify-single-word="false"/>
      <style:text-properties fo:font-size="15pt" officeooo:paragraph-rsid="002a3ee4" style:font-size-asian="15pt" style:font-size-complex="15pt"/>
    </style:style>
    <style:style style:name="P20" style:family="paragraph" style:parent-style-name="Text_20_body">
      <style:paragraph-properties fo:margin-top="0cm" fo:margin-bottom="0cm" loext:contextual-spacing="false" fo:text-align="justify" style:justify-single-word="false"/>
      <style:text-properties fo:font-size="15pt" fo:font-weight="bold" officeooo:rsid="00195623" officeooo:paragraph-rsid="0019f593" style:font-size-asian="15pt" style:font-weight-asian="bold" style:font-size-complex="15pt" style:font-weight-complex="bold"/>
    </style:style>
    <style:style style:name="P21" style:family="paragraph" style:parent-style-name="Text_20_body">
      <style:paragraph-properties fo:margin-top="0cm" fo:margin-bottom="0cm" loext:contextual-spacing="false" fo:text-align="justify" style:justify-single-word="false"/>
      <style:text-properties fo:font-size="15pt" fo:font-weight="bold" officeooo:rsid="00195623" officeooo:paragraph-rsid="001b0350" style:font-size-asian="15pt" style:font-weight-asian="bold" style:font-size-complex="15pt" style:font-weight-complex="bold"/>
    </style:style>
    <style:style style:name="P22" style:family="paragraph" style:parent-style-name="Text_20_body">
      <style:paragraph-properties fo:margin-top="0cm" fo:margin-bottom="0cm" loext:contextual-spacing="false" fo:text-align="justify" style:justify-single-word="false"/>
      <style:text-properties fo:font-size="15pt" fo:font-weight="normal" officeooo:rsid="002e37b6" officeooo:paragraph-rsid="002e37b6" style:font-size-asian="15pt" style:font-weight-asian="normal" style:font-size-complex="15pt" style:font-weight-complex="normal"/>
    </style:style>
    <style:style style:name="P23" style:family="paragraph" style:parent-style-name="Text_20_body">
      <style:paragraph-properties fo:margin-top="0cm" fo:margin-bottom="0cm" loext:contextual-spacing="false" fo:text-align="justify" style:justify-single-word="false"/>
      <style:text-properties fo:font-size="15pt" fo:font-weight="normal" officeooo:rsid="002cf100" officeooo:paragraph-rsid="002cf100" style:font-size-asian="15pt" style:font-weight-asian="normal" style:font-size-complex="15pt" style:font-weight-complex="normal"/>
    </style:style>
    <style:style style:name="P24" style:family="paragraph" style:parent-style-name="Text_20_body">
      <style:paragraph-properties fo:margin-top="0cm" fo:margin-bottom="0cm" loext:contextual-spacing="false" fo:text-align="justify" style:justify-single-word="false"/>
    </style:style>
    <style:style style:name="P25" style:family="paragraph" style:parent-style-name="Text_20_body">
      <style:paragraph-properties fo:margin-top="0cm" fo:margin-bottom="0cm" loext:contextual-spacing="false" fo:text-align="justify" style:justify-single-word="false"/>
      <style:text-properties officeooo:paragraph-rsid="00195623"/>
    </style:style>
    <style:style style:name="P26" style:family="paragraph" style:parent-style-name="Text_20_body">
      <style:paragraph-properties fo:margin-top="0cm" fo:margin-bottom="0cm" loext:contextual-spacing="false" fo:text-align="justify" style:justify-single-word="false"/>
      <style:text-properties officeooo:paragraph-rsid="001b0350"/>
    </style:style>
    <style:style style:name="P27" style:family="paragraph" style:parent-style-name="Text_20_body">
      <style:paragraph-properties fo:margin-top="0cm" fo:margin-bottom="0cm" loext:contextual-spacing="false" fo:text-align="justify" style:justify-single-word="false"/>
      <style:text-properties officeooo:paragraph-rsid="001e8cf5"/>
    </style:style>
    <style:style style:name="P28" style:family="paragraph" style:parent-style-name="Text_20_body">
      <style:paragraph-properties fo:margin-top="0cm" fo:margin-bottom="0cm" loext:contextual-spacing="false" fo:text-align="justify" style:justify-single-word="false"/>
      <style:text-properties officeooo:paragraph-rsid="002a3ee4"/>
    </style:style>
    <style:style style:name="P29" style:family="paragraph" style:parent-style-name="Text_20_body">
      <style:paragraph-properties fo:margin-top="0cm" fo:margin-bottom="0cm" loext:contextual-spacing="false" fo:text-align="justify" style:justify-single-word="false"/>
      <style:text-properties fo:font-size="22pt" officeooo:paragraph-rsid="0019f593" style:font-size-asian="22pt" style:font-size-complex="22pt"/>
    </style:style>
    <style:style style:name="P30" style:family="paragraph" style:parent-style-name="Text_20_body">
      <style:paragraph-properties fo:margin-top="0cm" fo:margin-bottom="0cm" loext:contextual-spacing="false" fo:text-align="justify" style:justify-single-word="false"/>
      <style:text-properties fo:font-size="22pt" officeooo:paragraph-rsid="001bd2b3" style:font-size-asian="22pt" style:font-size-complex="22pt"/>
    </style:style>
    <style:style style:name="P31" style:family="paragraph" style:parent-style-name="Text_20_body">
      <style:paragraph-properties fo:margin-top="0cm" fo:margin-bottom="0cm" loext:contextual-spacing="false" fo:text-align="justify" style:justify-single-word="false"/>
      <style:text-properties fo:font-size="22pt" officeooo:paragraph-rsid="0025a1f9" style:font-size-asian="22pt" style:font-size-complex="22pt"/>
    </style:style>
    <style:style style:name="P32" style:family="paragraph" style:parent-style-name="Text_20_body">
      <style:paragraph-properties fo:margin-top="0cm" fo:margin-bottom="0cm" loext:contextual-spacing="false" fo:text-align="justify" style:justify-single-word="false"/>
      <style:text-properties fo:font-size="22pt" fo:font-weight="bold" officeooo:rsid="00195623" officeooo:paragraph-rsid="0019f593" style:font-size-asian="22pt" style:font-weight-asian="bold" style:font-size-complex="22pt" style:font-weight-complex="bold"/>
    </style:style>
    <style:style style:name="P33" style:family="paragraph" style:parent-style-name="Text_20_body">
      <style:paragraph-properties fo:margin-top="0cm" fo:margin-bottom="0cm" loext:contextual-spacing="false" fo:text-align="justify" style:justify-single-word="false"/>
      <style:text-properties fo:font-size="22pt" fo:font-weight="bold" officeooo:rsid="00195623" officeooo:paragraph-rsid="001bd2b3" style:font-size-asian="22pt" style:font-weight-asian="bold" style:font-size-complex="22pt" style:font-weight-complex="bold"/>
    </style:style>
    <style:style style:name="P34" style:family="paragraph" style:parent-style-name="Text_20_body">
      <style:paragraph-properties fo:margin-top="0cm" fo:margin-bottom="0cm" loext:contextual-spacing="false" fo:text-align="justify" style:justify-single-word="false"/>
      <style:text-properties fo:font-size="22pt" fo:font-weight="bold" officeooo:rsid="002aef85" officeooo:paragraph-rsid="002aef85" style:font-size-asian="22pt" style:font-weight-asian="bold" style:font-size-complex="22pt" style:font-weight-complex="bold"/>
    </style:style>
    <style:style style:name="P35" style:family="paragraph" style:parent-style-name="Text_20_body">
      <style:paragraph-properties fo:margin-top="0cm" fo:margin-bottom="0cm" loext:contextual-spacing="false" fo:text-align="justify" style:justify-single-word="false"/>
      <style:text-properties fo:font-size="22pt" fo:font-weight="bold" officeooo:rsid="002bf604" officeooo:paragraph-rsid="002bf604" style:font-size-asian="22pt" style:font-weight-asian="bold" style:font-size-complex="22pt" style:font-weight-complex="bold"/>
    </style:style>
    <style:style style:name="P36" style:family="paragraph" style:parent-style-name="Text_20_body">
      <style:paragraph-properties fo:margin-top="0cm" fo:margin-bottom="0cm" loext:contextual-spacing="false" fo:text-align="justify" style:justify-single-word="false"/>
      <style:text-properties fo:font-size="22pt" fo:font-weight="bold" officeooo:rsid="002e37b6" officeooo:paragraph-rsid="002e37b6" style:font-size-asian="19.25pt" style:font-weight-asian="bold" style:font-size-complex="22pt" style:font-weight-complex="bold"/>
    </style:style>
    <style:style style:name="P37" style:family="paragraph" style:parent-style-name="Text_20_body">
      <style:paragraph-properties fo:margin-top="0cm" fo:margin-bottom="0cm" loext:contextual-spacing="false" fo:text-align="justify" style:justify-single-word="false"/>
      <style:text-properties officeooo:rsid="002cf100" officeooo:paragraph-rsid="002cf100"/>
    </style:style>
    <style:style style:name="P38" style:family="paragraph" style:parent-style-name="Heading_20_2">
      <style:paragraph-properties fo:margin-top="0cm" fo:margin-bottom="0cm" loext:contextual-spacing="false" fo:text-align="justify" style:justify-single-word="false"/>
      <style:text-properties fo:font-size="15pt" officeooo:paragraph-rsid="0025a1f9" style:font-size-asian="15pt" style:font-size-complex="15pt"/>
    </style:style>
    <style:style style:name="P39" style:family="paragraph" style:parent-style-name="Heading_20_2">
      <style:paragraph-properties fo:margin-top="0cm" fo:margin-bottom="0cm" loext:contextual-spacing="false" fo:text-align="justify" style:justify-single-word="false"/>
      <style:text-properties fo:font-size="15pt" fo:font-weight="bold" officeooo:rsid="002e37b6" officeooo:paragraph-rsid="002e37b6" style:font-size-asian="15pt" style:font-weight-asian="bold" style:font-size-complex="15pt" style:font-weight-complex="bold"/>
    </style:style>
    <style:style style:name="P40" style:family="paragraph" style:parent-style-name="Heading_20_2">
      <style:paragraph-properties fo:margin-top="0cm" fo:margin-bottom="0cm" loext:contextual-spacing="false" fo:text-align="justify" style:justify-single-word="false"/>
      <style:text-properties fo:font-size="22pt" fo:font-weight="bold" officeooo:rsid="002aef85" officeooo:paragraph-rsid="002aef85" style:font-size-asian="22pt" style:font-weight-asian="bold" style:font-size-complex="22pt" style:font-weight-complex="bold"/>
    </style:style>
    <style:style style:name="P41" style:family="paragraph" style:parent-style-name="Table_20_Contents">
      <style:paragraph-properties fo:text-align="justify" style:justify-single-word="false"/>
      <style:text-properties fo:font-size="15pt" style:font-size-asian="15pt" style:font-size-complex="15pt"/>
    </style:style>
    <style:style style:name="P42" style:family="paragraph" style:parent-style-name="Table_20_Heading">
      <style:paragraph-properties fo:text-align="justify" style:justify-single-word="false"/>
      <style:text-properties fo:font-size="15pt" style:font-size-asian="15pt" style:font-size-complex="15pt"/>
    </style:style>
    <style:style style:name="P43" style:family="paragraph" style:parent-style-name="Text_20_body">
      <style:text-properties fo:font-size="15pt" style:font-size-asian="15pt" style:font-size-complex="15pt"/>
    </style:style>
    <style:style style:name="P44" style:family="paragraph" style:parent-style-name="Text_20_body">
      <style:paragraph-properties fo:text-align="justify" style:justify-single-word="false"/>
      <style:text-properties fo:font-size="15pt" style:font-size-asian="15pt" style:font-size-complex="15pt"/>
    </style:style>
    <style:style style:name="P45" style:family="paragraph" style:parent-style-name="Text_20_body">
      <style:text-properties fo:font-size="15pt" officeooo:paragraph-rsid="001d566d" style:font-size-asian="15pt" style:font-size-complex="15pt"/>
    </style:style>
    <style:style style:name="P46" style:family="paragraph" style:parent-style-name="Text_20_body">
      <style:paragraph-properties fo:text-align="justify" style:justify-single-word="false"/>
      <style:text-properties fo:font-size="15pt" fo:font-weight="normal" fo:background-color="#ffff00" style:font-size-asian="15pt" style:font-weight-asian="normal" style:font-size-complex="15pt" style:font-weight-complex="normal"/>
    </style:style>
    <style:style style:name="P47" style:family="paragraph" style:parent-style-name="Text_20_body">
      <style:text-properties fo:font-size="15pt" fo:font-weight="bold" style:font-size-asian="15pt" style:font-weight-asian="bold" style:font-size-complex="15pt" style:font-weight-complex="bold"/>
    </style:style>
    <style:style style:name="P48" style:family="paragraph" style:parent-style-name="Text_20_body">
      <style:paragraph-properties fo:text-align="justify" style:justify-single-word="false"/>
      <style:text-properties fo:font-size="15pt" fo:font-weight="bold" officeooo:rsid="00195623" style:font-size-asian="15pt" style:font-weight-asian="bold" style:font-size-complex="15pt" style:font-weight-complex="bold"/>
    </style:style>
    <style:style style:name="P49" style:family="paragraph" style:parent-style-name="Text_20_body">
      <style:text-properties fo:font-size="15pt" fo:font-weight="bold" officeooo:paragraph-rsid="001d566d" fo:background-color="#ffff00" style:font-size-asian="15pt" style:font-weight-asian="bold" style:font-size-complex="15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font-size="22pt" officeooo:rsid="001bedb3" officeooo:paragraph-rsid="001bedb3" style:font-size-asian="22pt" style:font-size-complex="22pt"/>
    </style:style>
    <style:style style:name="P52" style:family="paragraph" style:parent-style-name="Heading_20_2">
      <style:paragraph-properties fo:text-align="justify" style:justify-single-word="false"/>
      <style:text-properties fo:font-size="15pt" fo:font-weight="bold" officeooo:rsid="00195623" style:font-size-asian="15pt" style:font-weight-asian="bold" style:font-size-complex="15pt" style:font-weight-complex="bold"/>
    </style:style>
    <style:style style:name="P53" style:family="paragraph" style:parent-style-name="Heading_20_3">
      <style:paragraph-properties fo:margin-top="0cm" fo:margin-bottom="0cm" loext:contextual-spacing="false" fo:text-align="justify" style:justify-single-word="false"/>
      <style:text-properties fo:font-size="15pt" fo:font-weight="normal" officeooo:rsid="002e37b6" officeooo:paragraph-rsid="002e37b6" style:font-size-asian="15pt" style:font-weight-asian="normal" style:font-size-complex="15pt" style:font-weight-complex="normal"/>
    </style:style>
    <style:style style:name="P54" style:family="paragraph" style:parent-style-name="Heading_20_3">
      <style:paragraph-properties fo:text-align="justify" style:justify-single-word="false"/>
      <style:text-properties fo:font-size="15pt" style:font-size-asian="15pt" style:font-size-complex="15pt"/>
    </style:style>
    <style:style style:name="P55" style:family="paragraph" style:parent-style-name="Heading_20_3">
      <style:paragraph-properties fo:text-align="justify" style:justify-single-word="false"/>
    </style:style>
    <style:style style:name="P56" style:family="paragraph" style:parent-style-name="Heading_20_4">
      <style:paragraph-properties fo:text-align="justify" style:justify-single-word="false"/>
      <style:text-properties fo:font-size="15pt" style:font-size-asian="15pt" style:font-size-complex="15pt"/>
    </style:style>
    <style:style style:name="P57" style:family="paragraph" style:parent-style-name="Text_20_body">
      <style:paragraph-properties fo:text-align="justify" style:justify-single-word="false"/>
    </style:style>
    <style:style style:name="P58" style:family="paragraph" style:parent-style-name="Text_20_body" style:list-style-name="L1">
      <style:paragraph-properties fo:text-align="justify" style:justify-single-word="false"/>
    </style:style>
    <style:style style:name="P59" style:family="paragraph" style:parent-style-name="Text_20_body" style:list-style-name="L2">
      <style:paragraph-properties fo:text-align="justify" style:justify-single-word="false"/>
    </style:style>
    <style:style style:name="P60" style:family="paragraph" style:parent-style-name="Text_20_body" style:list-style-name="L3">
      <style:paragraph-properties fo:text-align="justify" style:justify-single-word="false"/>
    </style:style>
    <style:style style:name="P61" style:family="paragraph" style:parent-style-name="Text_20_body" style:list-style-name="L4">
      <style:paragraph-properties fo:text-align="justify" style:justify-single-word="false"/>
    </style:style>
    <style:style style:name="P62" style:family="paragraph" style:parent-style-name="Text_20_body">
      <style:paragraph-properties fo:text-align="justify" style:justify-single-word="false"/>
      <style:text-properties officeooo:paragraph-rsid="00345ade"/>
    </style:style>
    <style:style style:name="P63" style:family="paragraph" style:parent-style-name="Text_20_body" style:list-style-name="L15">
      <style:paragraph-properties fo:text-align="justify" style:justify-single-word="false"/>
    </style:style>
    <style:style style:name="P64" style:family="paragraph" style:parent-style-name="Text_20_body" style:list-style-name="L20">
      <style:paragraph-properties fo:text-align="justify" style:justify-single-word="false"/>
    </style:style>
    <style:style style:name="P65" style:family="paragraph" style:parent-style-name="Text_20_body" style:list-style-name="L21">
      <style:paragraph-properties fo:text-align="justify" style:justify-single-word="false"/>
    </style:style>
    <style:style style:name="P66" style:family="paragraph" style:parent-style-name="Text_20_body">
      <style:paragraph-properties fo:text-align="justify" style:justify-single-word="false"/>
      <style:text-properties fo:font-size="15pt" style:font-size-asian="15pt" style:font-size-complex="15pt"/>
    </style:style>
    <style:style style:name="P67" style:family="paragraph" style:parent-style-name="Text_20_body" style:list-style-name="L5">
      <style:paragraph-properties fo:text-align="justify" style:justify-single-word="false"/>
      <style:text-properties fo:font-size="15pt" style:font-size-asian="15pt" style:font-size-complex="15pt"/>
    </style:style>
    <style:style style:name="P68" style:family="paragraph" style:parent-style-name="Text_20_body" style:list-style-name="L10">
      <style:paragraph-properties fo:text-align="justify" style:justify-single-word="false"/>
      <style:text-properties fo:font-size="15pt" style:font-size-asian="15pt" style:font-size-complex="15pt"/>
    </style:style>
    <style:style style:name="P69" style:family="paragraph" style:parent-style-name="Text_20_body">
      <style:paragraph-properties fo:text-align="justify" style:justify-single-word="false"/>
      <style:text-properties fo:font-size="15pt" officeooo:paragraph-rsid="00195623" style:font-size-asian="15pt" style:font-size-complex="15pt"/>
    </style:style>
    <style:style style:name="P70" style:family="paragraph" style:parent-style-name="Text_20_body" style:list-style-name="L14">
      <style:paragraph-properties fo:text-align="justify" style:justify-single-word="false"/>
      <style:text-properties fo:font-size="15pt" style:font-size-asian="15pt" style:font-size-complex="15pt"/>
    </style:style>
    <style:style style:name="P71" style:family="paragraph" style:parent-style-name="Text_20_body" style:list-style-name="L16">
      <style:paragraph-properties fo:text-align="justify" style:justify-single-word="false"/>
      <style:text-properties fo:font-size="15pt" style:font-size-asian="15pt" style:font-size-complex="15pt"/>
    </style:style>
    <style:style style:name="P72" style:family="paragraph" style:parent-style-name="Text_20_body" style:list-style-name="L17">
      <style:paragraph-properties fo:text-align="justify" style:justify-single-word="false"/>
      <style:text-properties fo:font-size="15pt" style:font-size-asian="15pt" style:font-size-complex="15pt"/>
    </style:style>
    <style:style style:name="P73" style:family="paragraph" style:parent-style-name="Text_20_body" style:list-style-name="L18">
      <style:paragraph-properties fo:text-align="justify" style:justify-single-word="false"/>
      <style:text-properties fo:font-size="15pt" style:font-size-asian="15pt" style:font-size-complex="15pt"/>
    </style:style>
    <style:style style:name="P74" style:family="paragraph" style:parent-style-name="Text_20_body" style:list-style-name="L19">
      <style:paragraph-properties fo:text-align="justify" style:justify-single-word="false"/>
      <style:text-properties fo:font-size="15pt" style:font-size-asian="15pt" style:font-size-complex="15pt"/>
    </style:style>
    <style:style style:name="P75" style:family="paragraph" style:parent-style-name="Text_20_body" style:list-style-name="L20">
      <style:paragraph-properties fo:text-align="justify" style:justify-single-word="false"/>
      <style:text-properties fo:font-size="15pt" style:font-size-asian="15pt" style:font-size-complex="15pt"/>
    </style:style>
    <style:style style:name="P76" style:family="paragraph" style:parent-style-name="Text_20_body" style:list-style-name="L21">
      <style:paragraph-properties fo:text-align="justify" style:justify-single-word="false"/>
      <style:text-properties fo:font-size="15pt" style:font-size-asian="15pt" style:font-size-complex="15pt"/>
    </style:style>
    <style:style style:name="P77" style:family="paragraph" style:parent-style-name="Text_20_body" style:list-style-name="L22">
      <style:paragraph-properties fo:text-align="justify" style:justify-single-word="false"/>
      <style:text-properties fo:font-size="15pt" style:font-size-asian="15pt" style:font-size-complex="15pt"/>
    </style:style>
    <style:style style:name="P78" style:family="paragraph" style:parent-style-name="Text_20_body" style:list-style-name="L23">
      <style:paragraph-properties fo:text-align="justify" style:justify-single-word="false"/>
      <style:text-properties fo:font-size="15pt" style:font-size-asian="15pt" style:font-size-complex="15pt"/>
    </style:style>
    <style:style style:name="P79" style:family="paragraph" style:parent-style-name="Text_20_body" style:list-style-name="L24">
      <style:paragraph-properties fo:text-align="justify" style:justify-single-word="false"/>
      <style:text-properties fo:font-size="15pt" style:font-size-asian="15pt" style:font-size-complex="15pt"/>
    </style:style>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
      <style:paragraph-properties fo:margin-top="0cm" fo:margin-bottom="0cm" loext:contextual-spacing="false" fo:text-align="justify" style:justify-single-word="false"/>
    </style:style>
    <style:style style:name="P84" style:family="paragraph" style:parent-style-name="Text_20_body" style:list-style-name="L2">
      <style:paragraph-properties fo:margin-top="0cm" fo:margin-bottom="0cm" loext:contextual-spacing="false" fo:text-align="justify" style:justify-single-word="false"/>
    </style:style>
    <style:style style:name="P85" style:family="paragraph" style:parent-style-name="Text_20_body" style:list-style-name="L3">
      <style:paragraph-properties fo:margin-top="0cm" fo:margin-bottom="0cm" loext:contextual-spacing="false" fo:text-align="justify" style:justify-single-word="false"/>
    </style:style>
    <style:style style:name="P86" style:family="paragraph" style:parent-style-name="Text_20_body" style:list-style-name="L4">
      <style:paragraph-properties fo:margin-top="0cm" fo:margin-bottom="0cm" loext:contextual-spacing="false" fo:text-align="justify" style:justify-single-word="false"/>
    </style:style>
    <style:style style:name="P87" style:family="paragraph" style:parent-style-name="Text_20_body">
      <style:paragraph-properties fo:margin-top="0cm" fo:margin-bottom="0cm" loext:contextual-spacing="false" fo:text-align="justify" style:justify-single-word="false"/>
      <style:text-properties fo:font-size="15pt" style:font-size-asian="15pt" style:font-size-complex="15pt"/>
    </style:style>
    <style:style style:name="P88" style:family="paragraph" style:parent-style-name="Text_20_body" style:list-style-name="L6">
      <style:paragraph-properties fo:margin-top="0cm" fo:margin-bottom="0cm" loext:contextual-spacing="false" fo:text-align="justify" style:justify-single-word="false"/>
      <style:text-properties fo:font-size="15pt" style:font-size-asian="15pt" style:font-size-complex="15pt"/>
    </style:style>
    <style:style style:name="P89" style:family="paragraph" style:parent-style-name="Text_20_body" style:list-style-name="L7">
      <style:paragraph-properties fo:margin-top="0cm" fo:margin-bottom="0cm" loext:contextual-spacing="false" fo:text-align="justify" style:justify-single-word="false"/>
      <style:text-properties fo:font-size="15pt" style:font-size-asian="15pt" style:font-size-complex="15pt"/>
    </style:style>
    <style:style style:name="P90" style:family="paragraph" style:parent-style-name="Text_20_body" style:list-style-name="L8">
      <style:paragraph-properties fo:margin-top="0cm" fo:margin-bottom="0cm" loext:contextual-spacing="false" fo:text-align="justify" style:justify-single-word="false"/>
      <style:text-properties fo:font-size="15pt" style:font-size-asian="15pt" style:font-size-complex="15pt"/>
    </style:style>
    <style:style style:name="P91" style:family="paragraph" style:parent-style-name="Text_20_body" style:list-style-name="L9">
      <style:paragraph-properties fo:margin-top="0cm" fo:margin-bottom="0cm" loext:contextual-spacing="false" fo:text-align="justify" style:justify-single-word="false"/>
      <style:text-properties fo:font-size="15pt" style:font-size-asian="15pt" style:font-size-complex="15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95623" style:font-weight-asian="bold" style:font-weight-complex="bold"/>
    </style:style>
    <style:style style:name="T4" style:family="text">
      <style:text-properties fo:font-weight="bold" officeooo:rsid="0019f593" style:font-weight-asian="bold" style:font-weight-complex="bold"/>
    </style:style>
    <style:style style:name="T5" style:family="text">
      <style:text-properties fo:font-weight="bold" officeooo:rsid="001bd2b3" style:font-weight-asian="bold" style:font-weight-complex="bold"/>
    </style:style>
    <style:style style:name="T6" style:family="text">
      <style:text-properties fo:font-weight="bold" officeooo:rsid="0025a1f9"/>
    </style:style>
    <style:style style:name="T7" style:family="text">
      <style:text-properties officeooo:rsid="00195623"/>
    </style:style>
    <style:style style:name="T8" style:family="text">
      <style:text-properties fo:font-size="18pt" fo:font-weight="bold" officeooo:rsid="00195623" style:font-size-asian="18pt" style:font-weight-asian="bold" style:font-size-complex="18pt" style:font-weight-complex="bold"/>
    </style:style>
    <style:style style:name="T9" style:family="text">
      <style:text-properties fo:font-size="15pt" style:font-size-asian="15pt" style:font-size-complex="15pt"/>
    </style:style>
    <style:style style:name="T10" style:family="text">
      <style:text-properties fo:font-size="15pt" officeooo:rsid="00195623" style:font-size-asian="15pt" style:font-size-complex="15pt"/>
    </style:style>
    <style:style style:name="T11" style:family="text">
      <style:text-properties fo:font-size="15pt" fo:font-weight="bold" officeooo:rsid="00195623" style:font-size-asian="15pt" style:font-weight-asian="bold" style:font-size-complex="15pt" style:font-weight-complex="bold"/>
    </style:style>
    <style:style style:name="T12" style:family="text">
      <style:text-properties fo:font-size="15pt" fo:font-weight="normal" officeooo:rsid="00195623" style:font-size-asian="15pt" style:font-weight-asian="normal" style:font-size-complex="15pt" style:font-weight-complex="normal"/>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22pt" fo:font-weight="bold" officeooo:rsid="001b0350" style:font-size-asian="22pt" style:font-weight-asian="bold" style:font-size-complex="22pt" style:font-weight-complex="bold"/>
    </style:style>
    <style:style style:name="T15" style:family="text">
      <style:text-properties fo:font-size="22pt" fo:font-weight="bold" officeooo:rsid="00195623" style:font-size-asian="22pt" style:font-weight-asian="bold" style:font-size-complex="22pt" style:font-weight-complex="bold"/>
    </style:style>
    <style:style style:name="T16" style:family="text">
      <style:text-properties fo:font-size="22pt" fo:font-weight="bold" officeooo:rsid="002bf604" style:font-size-asian="22pt" style:font-weight-asian="bold" style:font-size-complex="22pt" style:font-weight-complex="bold"/>
    </style:style>
    <style:style style:name="T17" style:family="text">
      <style:text-properties fo:font-size="22pt" fo:font-weight="bold" style:font-size-asian="22pt" style:font-size-complex="22pt"/>
    </style:style>
    <style:style style:name="T18" style:family="text">
      <style:text-properties fo:font-size="22pt" fo:font-weight="bold" officeooo:rsid="001e8cf5" style:font-size-asian="22pt" style:font-size-complex="22pt"/>
    </style:style>
    <style:style style:name="T19" style:family="text">
      <style:text-properties fo:font-size="22pt" style:font-size-asian="22pt" style:font-size-complex="22pt"/>
    </style:style>
    <style:style style:name="T20" style:family="text">
      <style:text-properties fo:font-weight="normal" officeooo:rsid="00195623" style:font-weight-asian="normal" style:font-weight-complex="normal"/>
    </style:style>
    <style:style style:name="T21" style:family="text">
      <style:text-properties officeooo:rsid="001bedb3"/>
    </style:style>
    <style:style style:name="T22" style:family="text">
      <style:text-properties fo:font-size="20pt" style:font-size-asian="20pt" style:font-size-complex="20pt"/>
    </style:style>
    <style:style style:name="T23" style:family="text">
      <style:text-properties officeooo:rsid="002bf60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ariomThakur <text:line-break/>Networking Fundamentals</text:p>
      <text:list xml:id="list2339220335" text:style-name="L1">
        <text:list-item>
          <text:p text:style-name="P83"><text:span text:style-name="T1">OSI Model</text:span> - Understand the 7 layers and how they relate to web development</text:p>
        </text:list-item>
        <text:list-item>
          <text:p text:style-name="P83"><text:span text:style-name="T1">TCP/IP Protocol Suite</text:span> - Learn how data is transmitted across networks</text:p>
        </text:list-item>
        <text:list-item>
          <text:p text:style-name="P83"><text:span text:style-name="T1">Network Packets</text:span> - Understand packet structure and transmission</text:p>
        </text:list-item>
        <text:list-item>
          <text:p text:style-name="P58"><text:span text:style-name="T1">Sockets</text:span> - Learn about network sockets and socket programming</text:p>
        </text:list-item>
      </text:list>
      <text:p text:style-name="P50"><text:line-break/>DNS (Domain Name System)</text:p>
      <text:list xml:id="list3713498526" text:style-name="L2">
        <text:list-item>
          <text:p text:style-name="P84"><text:span text:style-name="T1">DNS Resolution Process</text:span> - How domain names are converted to IP addresses</text:p>
        </text:list-item>
        <text:list-item>
          <text:p text:style-name="P84"><text:span text:style-name="T1">DNS Record Types</text:span> - A, AAAA, CNAME, MX, TXT, etc.</text:p>
        </text:list-item>
        <text:list-item>
          <text:p text:style-name="P84"><text:span text:style-name="T1">DNS Propagation</text:span> - How changes to DNS records spread across the internet</text:p>
        </text:list-item>
        <text:list-item>
          <text:p text:style-name="P59"><text:span text:style-name="T1">DNS Security</text:span> - DNSSEC, DNS over HTTPS (DoH), DNS over TLS (DoT)</text:p>
        </text:list-item>
      </text:list>
      <text:p text:style-name="P50"><text:line-break/>HTTP/HTTP2/HTTP3</text:p>
      <text:list xml:id="list610310505" text:style-name="L3">
        <text:list-item>
          <text:p text:style-name="P85"><text:span text:style-name="T1">HTTP Basics</text:span> - Request/response cycle, methods, headers, status codes</text:p>
        </text:list-item>
        <text:list-item>
          <text:p text:style-name="P85"><text:span text:style-name="T1">HTTP/1.1</text:span> - Connection handling, pipelining, limitations</text:p>
        </text:list-item>
        <text:list-item>
          <text:p text:style-name="P85"><text:span text:style-name="T1">HTTP/2</text:span> - Multiplexing, server push, header compression, binary protocol</text:p>
        </text:list-item>
        <text:list-item>
          <text:p text:style-name="P85"><text:span text:style-name="T1">HTTP/3</text:span> - QUIC protocol, UDP instead of TCP, reduced latency</text:p>
        </text:list-item>
        <text:list-item>
          <text:p text:style-name="P85"><text:span text:style-name="T1">RESTful API Design</text:span> - Resources, verbs, status codes, best practices</text:p>
        </text:list-item>
        <text:list-item>
          <text:p text:style-name="P60"><text:span text:style-name="T1">GraphQL</text:span> - Alternative to REST, query language for APIs</text:p>
        </text:list-item>
      </text:list>
      <text:p text:style-name="P50"><text:line-break/>Domain Names &amp; Hosting</text:p>
      <text:list xml:id="list3535821789" text:style-name="L4">
        <text:list-item>
          <text:p text:style-name="P86"><text:span text:style-name="T1">Domain Registration</text:span> - How to register and manage domains</text:p>
        </text:list-item>
        <text:list-item>
          <text:p text:style-name="P86"><text:span text:style-name="T1">Hosting Options</text:span> - Shared, VPS, dedicated, cloud hosting</text:p>
        </text:list-item>
        <text:list-item>
          <text:p text:style-name="P86"><text:span text:style-name="T1">Deployment Strategies</text:span> - CI/CD pipelines, blue-green deployment</text:p>
        </text:list-item>
        <text:list-item>
          <text:p text:style-name="P61"><text:span text:style-name="T1">Serverless Architecture</text:span> - Functions as a service (FaaS), benefits and limitations</text:p>
        </text:list-item>
      </text:list>
      <text:p text:style-name="P24"/>
      <text:p text:style-name="P24"><text:line-break/><text:span text:style-name="T8">OSI Model</text:span></text:p>
      <text:p text:style-name="P9">The Open Systems Interconnection (OSI) model is a conceptual framework that describes how data is transmitted between two or more devices on a network. . These layers are crucial for understanding how web development and network communication work together. </text:p>
      <text:p text:style-name="P4">The 7 Layers of the OSI Model: </text:p>
      <text:p text:style-name="P7"><text:span text:style-name="Strong_20_Emphasis"><text:span text:style-name="T9">1. Physical Layer:</text:span></text:span><text:span text:style-name="T9"> </text:span></text:p>
      <text:list xml:id="list1323813837" text:style-name="L5">
        <text:list-header>
          <text:p text:style-name="P67">This is the lowest layer and deals with the physical transmission of data across the network medium (e.g., cables, wireless). It involves setting the physical connection, transmitting bits, and handling signal conversion. </text:p>
        </text:list-header>
      </text:list>
      <text:list xml:id="list285478952" text:style-name="L6">
        <text:list-header>
          <text:p text:style-name="P88"><text:bookmark text:name="dimg_fR0saNX6BY3hseMPys6eIA_39"/></text:p>
        </text:list-header>
      </text:list>
      <text:p text:style-name="P24"><text:soft-page-break/><text:span text:style-name="Strong_20_Emphasis"><text:span text:style-name="T9">2. Data Link Layer:</text:span></text:span><text:span text:style-name="T9"> </text:span></text:p>
      <text:p text:style-name="P14">This layer focuses on establishing a reliable link between two adjacent nodes on a network. It handles error detection and correction, framing the data for transmission, and managing access to the physical medium. </text:p>
      <text:list xml:id="list1409640072" text:style-name="L7">
        <text:list-header>
          <text:p text:style-name="P89"><text:bookmark text:name="dimg_fR0saNX6BY3hseMPys6eIA_43"/></text:p>
        </text:list-header>
      </text:list>
      <text:p text:style-name="P24"><text:span text:style-name="Strong_20_Emphasis"><text:span text:style-name="T9">3. Network Layer:</text:span></text:span><text:span text:style-name="T9"> </text:span></text:p>
      <text:p text:style-name="P14">This layer is responsible for routing data packets from the source to the destination across different networks. It uses IP addresses to identify devices and determines the best path for data transmission. </text:p>
      <text:list xml:id="list2867154607" text:style-name="L8">
        <text:list-header>
          <text:p text:style-name="P90"><text:bookmark text:name="dimg_fR0saNX6BY3hseMPys6eIA_41"/></text:p>
        </text:list-header>
      </text:list>
      <text:p text:style-name="P24"><text:span text:style-name="Strong_20_Emphasis"><text:span text:style-name="T9">4. Transport Layer:</text:span></text:span><text:span text:style-name="T9"> </text:span></text:p>
      <text:p text:style-name="P14">This layer provides reliable and efficient data delivery between end-point applications. It manages the flow of data, ensures that packets arrive in order, and uses port numbers to identify specific applications. </text:p>
      <text:list xml:id="list2252601192" text:style-name="L9">
        <text:list-header>
          <text:p text:style-name="P91"><text:bookmark text:name="dimg_fR0saNX6BY3hseMPys6eIA_45"/></text:p>
        </text:list-header>
      </text:list>
      <text:p text:style-name="P24"><text:span text:style-name="Strong_20_Emphasis"><text:span text:style-name="T9">5. Session Layer:</text:span></text:span><text:span text:style-name="T9"> </text:span></text:p>
      <text:p text:style-name="P15">This layer establishes, manages, and terminates communication sessions between applications. It allows applications to establish connections, negotiate protocols, and maintain the state of the connection. </text:p>
      <text:p text:style-name="P25"><text:span text:style-name="Strong_20_Emphasis"><text:span text:style-name="T9"/></text:span></text:p>
      <text:p text:style-name="P25"><text:span text:style-name="Strong_20_Emphasis"><text:span text:style-name="T9">6. Presentation Layer:</text:span></text:span><text:span text:style-name="T9"> </text:span></text:p>
      <text:p text:style-name="P15">This layer handles the formatting and presentation of data, ensuring that it is in a readable format for the application. It deals with data encryption, decryption, and data translation. </text:p>
      <text:p text:style-name="P25"><text:span text:style-name="Strong_20_Emphasis"><text:span text:style-name="T9"/></text:span></text:p>
      <text:p text:style-name="P25"><text:span text:style-name="Strong_20_Emphasis"><text:span text:style-name="T9">7. Application Layer:</text:span></text:span><text:span text:style-name="T9"> </text:span></text:p>
      <text:p text:style-name="P44">This is the highest layer and provides the interface for applications to access the network services. It includes protocols like HTTP, FTP, and SMTP, which are used by web browsers, file transfer programs, and email clients. </text:p>
      <text:list xml:id="list39838889" text:style-name="L10">
        <text:list-header>
          <text:p text:style-name="P68"/>
        </text:list-header>
      </text:list>
      <text:p text:style-name="P14">How the OSI Model Relates to Web Development: </text:p>
      <text:p text:style-name="P69">Web development relies heavily on the principles outlined in the OSI model. The layers work together to facilitate communication between web servers and clients (e.g., web browsers). Here's how: </text:p>
      <text:p text:style-name="P62"><text:span text:style-name="Strong_20_Emphasis"><text:span text:style-name="T9"/></text:span></text:p>
      <text:p text:style-name="P62"><text:span text:style-name="Strong_20_Emphasis"><text:span text:style-name="T9"/></text:span></text:p>
      <text:p text:style-name="P62"><text:soft-page-break/><text:span text:style-name="Strong_20_Emphasis"><text:span text:style-name="T9">HTTP and other protocols (Application Layer):</text:span></text:span><text:span text:style-name="T9"> </text:span></text:p>
      <text:p text:style-name="P62"><text:span text:style-name="T9">Web browsers use HTTP to communicate with web servers. This protocol operates at the Application Layer and relies on other layers for lower-level functions. </text:span></text:p>
      <text:p text:style-name="P24"><text:span text:style-name="Strong_20_Emphasis"><text:span text:style-name="T9">TCP/IP (Transport Layer):</text:span></text:span><text:span text:style-name="T9"> </text:span></text:p>
      <text:p text:style-name="P14">HTTP relies on TCP/IP, which provides reliable transport of data between the client and server. TCP ensures that data packets arrive in order and are properly assembled. </text:p>
      <text:p text:style-name="P24"><text:span text:style-name="Strong_20_Emphasis"><text:span text:style-name="T9">Network and Data Link Layers:</text:span></text:span><text:span text:style-name="T9"> </text:span></text:p>
      <text:p text:style-name="P14">These layers handle the routing and transmission of data packets across the network. They ensure that data reaches the correct destination and is transmitted reliably. </text:p>
      <text:p text:style-name="P24"><text:span text:style-name="Strong_20_Emphasis"><text:span text:style-name="T9">Physical Layer:</text:span></text:span><text:span text:style-name="T9"> </text:span></text:p>
      <text:p text:style-name="P16">This layer provides the physical infrastructure for transmitting data, such as cables and wireless networks. </text:p>
      <text:p text:style-name="P20"/>
      <text:p text:style-name="P32"/>
      <text:p text:style-name="P29"><text:span text:style-name="T4">#</text:span><text:span text:style-name="T3">TCP/IP Protocol Suite - Learn how data is transmitted across networks</text:span></text:p>
      <text:p text:style-name="P10">It enables devices to communicate by breaking data into packets, routing them across networks, and ensuring reliable and error-free delivery</text:p>
      <text:p text:style-name="P3">Key Concepts: </text:p>
      <text:p text:style-name="P24"><text:span text:style-name="Strong_20_Emphasis"><text:span text:style-name="T9">Data Transmission:</text:span></text:span><text:span text:style-name="T9"> </text:span></text:p>
      <text:p text:style-name="P44">TCP/IP divides data into small packets, each containing header information (source/destination addresses, sequence numbers, etc.) and the actual data (payload). </text:p>
      <text:p text:style-name="P24"><text:span text:style-name="Strong_20_Emphasis"><text:span text:style-name="T9">Addressing and Routing:</text:span></text:span><text:span text:style-name="T9"> </text:span></text:p>
      <text:p text:style-name="P14">The Internet Protocol (IP) handles addressing and routing packets across networks, ensuring they reach their destination. </text:p>
      <text:p text:style-name="P14"/>
      <text:p text:style-name="P24"><text:span text:style-name="Strong_20_Emphasis"><text:span text:style-name="T9">Reliable Delivery:</text:span></text:span><text:span text:style-name="T9"> </text:span></text:p>
      <text:p text:style-name="P14">The Transmission Control Protocol (TCP) ensures reliable, end-to-end communication by verifying packet delivery, re-transmitting lost or corrupted packets, and maintaining the correct sequence of data. </text:p>
      <text:p text:style-name="P14"/>
      <text:p text:style-name="P24"><text:span text:style-name="Strong_20_Emphasis"><text:span text:style-name="T9">Four-Layer Model:</text:span></text:span><text:span text:style-name="T9"> </text:span></text:p>
      <text:p text:style-name="P14">TCP/IP is often described as a four-layer model, including the Application, Transport, Internet, and Network Access layers. </text:p>
      <text:p text:style-name="P24"><text:soft-page-break/><text:span text:style-name="Strong_20_Emphasis"><text:span text:style-name="T9">Foundation of Networking:</text:span></text:span><text:span text:style-name="T9"> </text:span></text:p>
      <text:p text:style-name="P44">TCP/IP is the backbone of modern internet communication, allowing devices to communicate regardless of their hardware or software. </text:p>
      <text:p text:style-name="P44"/>
      <text:p text:style-name="P44">In essence, TCP/IP provides a structured way to: </text:p>
      <text:p text:style-name="P50"><text:span text:style-name="Strong_20_Emphasis"><text:span text:style-name="T9">Break down data into manageable packets:</text:span></text:span><text:span text:style-name="T9"> This is necessary for efficient transmission across networks. </text:span></text:p>
      <text:p text:style-name="P24"><text:span text:style-name="Strong_20_Emphasis"><text:span text:style-name="T9">Address and route packets:</text:span></text:span><text:span text:style-name="T9"> The IP layer ensures that packets reach the intended destination. </text:span></text:p>
      <text:p text:style-name="P24"><text:span text:style-name="Strong_20_Emphasis"><text:span text:style-name="T9">Ensure reliable delivery:</text:span></text:span><text:span text:style-name="T9"> TCP guarantees that data arrives in the correct order and without errors. </text:span></text:p>
      <text:p text:style-name="P24"><text:span text:style-name="Strong_20_Emphasis"><text:span text:style-name="T9">Allow diverse devices to communicate:</text:span></text:span><text:span text:style-name="T9"> TCP/IP provides a common language for devices on different networks to understand and exchange information. </text:span></text:p>
      <text:p text:style-name="P20"/>
      <text:p text:style-name="P20"/>
      <text:p text:style-name="P26"><text:span text:style-name="T14">#</text:span><text:span text:style-name="T15">Network Packets - Understand packet structure and transmission</text:span></text:p>
      <text:p text:style-name="P1">Network packets are . They are crucial for efficient and reliable data transfer, breaking down large files into manageable chunks for transmission and reassembly at the destination. The structure of a packet includes header information (for routing, error detection, etc.) and payload (the actual data). </text:p>
      <text:p text:style-name="P1"/>
      <text:p text:style-name="P5">Structure of a Network Packet: </text:p>
      <text:p text:style-name="P12"><text:span text:style-name="Strong_20_Emphasis"><text:span text:style-name="T9">Header:</text:span></text:span><text:span text:style-name="T9"> </text:span></text:p>
      <text:p text:style-name="P13">The header contains essential information for routing and delivery, such as source and destination addresses, sequence numbers (for reassembly), and error detection codes. </text:p>
      <text:p text:style-name="P13"/>
      <text:p text:style-name="P12"><text:span text:style-name="Strong_20_Emphasis"><text:span text:style-name="T9">Payload:</text:span></text:span><text:span text:style-name="T9"> </text:span></text:p>
      <text:p text:style-name="P13">The payload is the actual data being transmitted, whether it's a text file, image, or video. </text:p>
      <text:p text:style-name="P13"/>
      <text:p text:style-name="P12"><text:span text:style-name="Strong_20_Emphasis"><text:span text:style-name="T9">Trailer (optional):</text:span></text:span><text:span text:style-name="T9"> </text:span></text:p>
      <text:p text:style-name="P43">Some protocols, like Ethernet, include a trailer at the end of the packet, often used for error detection. </text:p>
      <text:p text:style-name="P8"><text:span text:style-name="Strong_20_Emphasis"><text:span text:style-name="T10">Packet Loss:</text:span></text:span><text:span text:style-name="T11"> </text:span></text:p>
      <text:p text:style-name="P1"><text:soft-page-break/>While unlikely, packets can be lost during transmission due to network issues, and protocols like TCP have mechanisms to handle packet loss. </text:p>
      <text:p text:style-name="P1"/>
      <text:p text:style-name="P12"><text:span text:style-name="Strong_20_Emphasis"><text:span text:style-name="T9">Protocol Differences:</text:span></text:span><text:span text:style-name="T9"> </text:span></text:p>
      <text:p text:style-name="P13">Different protocols, like TCP and UDP, use different packet formats and transmission mechanisms. </text:p>
      <text:p text:style-name="P21"/>
      <text:p text:style-name="P30"><text:span text:style-name="T5">#</text:span><text:span text:style-name="T3">Sockets - Learn about network sockets and socket programming</text:span></text:p>
      <text:p text:style-name="P33"/>
      <text:p text:style-name="P30"><text:span text:style-name="T12">A </text:span><text:span text:style-name="Strong_20_Emphasis"><text:span text:style-name="T12">socket</text:span></text:span><text:span text:style-name="T12"> is one endpoint of a two way communication</text:span><text:span text:style-name="T20"> </text:span><text:span text:style-name="T12">link between two programs running on the network. The socket mechanism provides a means of inter-process communication (IPC) by establishing named contact points between which the communication take place. </text:span></text:p>
      <text:h text:style-name="P52" text:outline-level="2"><text:bookmark text:name="common-function-calls-in-socket-programming"/>Common Function Calls in Socket Programming</text:h>
      <table:table table:name="Table1" table:style-name="Table1">
        <table:table-column table:style-name="Table1.A"/>
        <table:table-column table:style-name="Table1.B"/>
        <table:table-header-rows>
          <table:table-row table:style-name="TableLine94319692364992">
            <table:table-cell table:style-name="Table1.A1" office:value-type="string">
              <text:p text:style-name="P42">Function Call</text:p>
            </table:table-cell>
            <table:table-cell table:style-name="Table1.A1" office:value-type="string">
              <text:p text:style-name="P42"> Description </text:p>
            </table:table-cell>
          </table:table-row>
        </table:table-header-rows>
        <table:table-row table:style-name="TableLine94319738079920">
          <table:table-cell table:style-name="Table1.A1" office:value-type="string">
            <text:p text:style-name="P41">Socket()</text:p>
          </table:table-cell>
          <table:table-cell table:style-name="Table1.A1" office:value-type="string">
            <text:p text:style-name="P41">To create a socket</text:p>
          </table:table-cell>
        </table:table-row>
        <table:table-row table:style-name="TableLine94319738081616">
          <table:table-cell table:style-name="Table1.A1" office:value-type="string">
            <text:p text:style-name="P41">Bind()</text:p>
          </table:table-cell>
          <table:table-cell table:style-name="Table1.A1" office:value-type="string">
            <text:p text:style-name="P41">It's a socket identification like a telephone number to contact</text:p>
          </table:table-cell>
        </table:table-row>
        <table:table-row table:style-name="TableLine94319738098576">
          <table:table-cell table:style-name="Table1.A1" office:value-type="string">
            <text:p text:style-name="P41">Listen()</text:p>
          </table:table-cell>
          <table:table-cell table:style-name="Table1.A1" office:value-type="string">
            <text:p text:style-name="P41">Ready to receive a connection </text:p>
          </table:table-cell>
        </table:table-row>
        <table:table-row table:style-name="TableLine94319738116912">
          <table:table-cell table:style-name="Table1.A1" office:value-type="string">
            <text:p text:style-name="P41">Connect()</text:p>
          </table:table-cell>
          <table:table-cell table:style-name="Table1.A1" office:value-type="string">
            <text:p text:style-name="P41">Ready to act as a sender </text:p>
          </table:table-cell>
        </table:table-row>
        <table:table-row table:style-name="TableLine94319738120304">
          <table:table-cell table:style-name="Table1.A1" office:value-type="string">
            <text:p text:style-name="P41">Accept()</text:p>
          </table:table-cell>
          <table:table-cell table:style-name="Table1.A1" office:value-type="string">
            <text:p text:style-name="P41">Confirmation, it is like accepting to receive a call from a sender </text:p>
          </table:table-cell>
        </table:table-row>
        <table:table-row table:style-name="TableLine94319738123504">
          <table:table-cell table:style-name="Table1.A1" office:value-type="string">
            <text:p text:style-name="P41">Write()</text:p>
          </table:table-cell>
          <table:table-cell table:style-name="Table1.A1" office:value-type="string">
            <text:p text:style-name="P41">To send data </text:p>
          </table:table-cell>
        </table:table-row>
        <table:table-row table:style-name="TableLine94319738140768">
          <table:table-cell table:style-name="Table1.A1" office:value-type="string">
            <text:p text:style-name="P41">Read()</text:p>
          </table:table-cell>
          <table:table-cell table:style-name="Table1.A1" office:value-type="string">
            <text:p text:style-name="P41">To receive data </text:p>
          </table:table-cell>
        </table:table-row>
        <table:table-row table:style-name="TableLine94319738144336">
          <table:table-cell table:style-name="Table1.A1" office:value-type="string">
            <text:p text:style-name="P41">Close()</text:p>
          </table:table-cell>
          <table:table-cell table:style-name="Table1.A1" office:value-type="string">
            <text:p text:style-name="P41">To close a connection</text:p>
          </table:table-cell>
        </table:table-row>
      </table:table>
      <text:p text:style-name="P48"/>
      <text:p text:style-name="P51"><text:span text:style-name="T3">D</text:span><text:span text:style-name="T2">omain Name </text:span></text:p>
      <text:p text:style-name="P46"><text:span text:style-name="T7">developer@developer:~$ ping google.com <text:s text:c="10"/></text:span><text:span text:style-name="T21">//for find out ip address</text:span></text:p>
      <text:p text:style-name="P47">PING google.com (142.251.220.46) 56(84) bytes of data.</text:p>
      <text:p text:style-name="P47">64 bytes from hkg07s50-in-f14.1e100.net (142.251.220.46): icmp_seq=1 ttl=116 time=13.4 ms</text:p>
      <text:p text:style-name="P47"/>
      <text:p text:style-name="P45"><text:soft-page-break/><text:span text:style-name="T2">Traceroute is </text:span>a command-line network diagnostic tool used to trace the path of IP packets across a network, from the source computer to the destination<text:span text:style-name="T2">. It identifies the routers (hops) along the way and measures the time it takes to travel between them. Traceroute helps troubleshoot network connectivity issues and understand how data travels across networks</text:span></text:p>
      <text:p text:style-name="P49">developer@developer:~$ traceroute youtube.com</text:p>
      <text:p text:style-name="P43"/>
      <text:p text:style-name="P1">The Domain Name System (DNS) resolution process converts human-readable domain names (like www.example.com) into numerical IP addresses that computers use to communicate. This translation is essential for accessing websites and other internet resources. The process . </text:p>
      <text:p text:style-name="P2">Here's a breakdown of the DNS resolution process: </text:p>
      <text:p text:style-name="Text_20_body"><text:span text:style-name="Strong_20_Emphasis"><text:span text:style-name="T9">User Input:</text:span></text:span><text:span text:style-name="T9"> A user enters a domain name into a web browser. </text:span></text:p>
      <text:p text:style-name="P12"><text:span text:style-name="Strong_20_Emphasis"><text:span text:style-name="T9">DNS Query:</text:span></text:span><text:span text:style-name="T9"> The browser initiates a DNS query to find the corresponding IP address. </text:span></text:p>
      <text:p text:style-name="P12"><text:span text:style-name="Strong_20_Emphasis"><text:span text:style-name="T9">Recursive Resolver:</text:span></text:span><text:span text:style-name="T9"> The query is sent to a recursive resolver, usually provided by the user's Internet Service Provider (ISP). </text:span></text:p>
      <text:p text:style-name="P12"><text:span text:style-name="Strong_20_Emphasis"><text:span text:style-name="T9">Root Server Query:</text:span></text:span><text:span text:style-name="T9"> The recursive resolver first contacts a root DNS server, which acts as the starting point for DNS lookups. </text:span></text:p>
      <text:p text:style-name="P12"><text:span text:style-name="Strong_20_Emphasis"><text:span text:style-name="T9">TLD Server Query:</text:span></text:span><text:span text:style-name="T9"> The root server directs the query to a Top-Level Domain (TLD) server responsible for the domain's extension (e.g., .com, .org). </text:span></text:p>
      <text:p text:style-name="P12"><text:span text:style-name="Strong_20_Emphasis"><text:span text:style-name="T9">Authoritative Server Query:</text:span></text:span><text:span text:style-name="T9"> The TLD server directs the query to the authoritative nameserver, which stores the DNS records for the specific domain. </text:span></text:p>
      <text:p text:style-name="P12"><text:span text:style-name="Strong_20_Emphasis"><text:span text:style-name="T9">IP Address Retrieval:</text:span></text:span><text:span text:style-name="T9"> The authoritative nameserver returns the IP address to the recursive resolver. </text:span></text:p>
      <text:p text:style-name="P12"><text:span text:style-name="Strong_20_Emphasis"><text:span text:style-name="T9">IP Address Delivery:</text:span></text:span><text:span text:style-name="T9"> The recursive resolver sends the IP address back to the user's browser. </text:span></text:p>
      <text:p text:style-name="Text_20_body"><text:span text:style-name="Strong_20_Emphasis"><text:span text:style-name="T9">Connection Established:</text:span></text:span><text:span text:style-name="T9"> The browser establishes a connection to the server at the received IP address, and the website loads. </text:span></text:p>
      <text:p text:style-name="P43"/>
      <text:p text:style-name="P27"><text:span text:style-name="T18">#</text:span><text:span text:style-name="T17">DNS Record Types</text:span><text:span text:style-name="T19"> - A, AAAA, CNAME, MX, TXT,etc</text:span><text:span text:style-name="T22">.<text:line-break/></text:span><text:span text:style-name="T9">DNS Record Types: </text:span></text:p>
      <text:p text:style-name="P24"><text:span text:style-name="Strong_20_Emphasis"><text:span text:style-name="T9">A Record:</text:span></text:span><text:span text:style-name="T9"> </text:span></text:p>
      <text:p text:style-name="P50"><text:span text:style-name="T9">This record maps a domain name (like </text:span><text:span text:style-name="Source_20_Text"><text:span text:style-name="T9">www.example.com</text:span></text:span><text:span text:style-name="T9">) to an IPv4 address (e.g., 192.168.1.1). It's the most basic and common type used for resolving web addresses. </text:span></text:p>
      <text:p text:style-name="P24"><text:soft-page-break/><text:span text:style-name="Strong_20_Emphasis"><text:span text:style-name="T9">AAAA Record:</text:span></text:span><text:span text:style-name="T9"> </text:span></text:p>
      <text:p text:style-name="P14">Similar to an A record, but it maps a domain name to an IPv6 address (e.g., 2001:0db8:85a3:0000:0000:8a2e:0370:7334). IPv6 addresses are longer than IPv4 addresses. </text:p>
      <text:p text:style-name="P24"><text:span text:style-name="Strong_20_Emphasis"><text:span text:style-name="T9">CNAME Record:</text:span></text:span><text:span text:style-name="T9"> </text:span></text:p>
      <text:p text:style-name="P14">A CNAME record maps a domain name (or subdomain) to another domain name. It essentially creates an alias, so when a browser requests the domain mapped by the CNAME, it's redirected to the target domain. </text:p>
      <text:p text:style-name="P24"><text:span text:style-name="Strong_20_Emphasis"><text:span text:style-name="T9">MX Record:</text:span></text:span><text:span text:style-name="T9"> </text:span></text:p>
      <text:p text:style-name="P14">This record specifies the mail servers that handle email for a domain. It tells the internet where to send emails for a particular domain. </text:p>
      <text:p text:style-name="P24"><text:span text:style-name="Strong_20_Emphasis"><text:span text:style-name="T9">TXT Record:</text:span></text:span><text:span text:style-name="T9"> </text:span></text:p>
      <text:p text:style-name="P14">A TXT record can store any text data. It's often used for domain verification, email authentication (like SPF and DKIM), and other purposes. </text:p>
      <text:p text:style-name="P24"><text:span text:style-name="Strong_20_Emphasis"><text:span text:style-name="T9">NS Record:</text:span></text:span><text:span text:style-name="T9"> </text:span></text:p>
      <text:p text:style-name="P14">This record identifies the authoritative nameservers for a domain or zone. Nameservers are responsible for providing DNS information. </text:p>
      <text:p text:style-name="P17"/>
      <text:p text:style-name="P17"/>
      <text:p text:style-name="P31"><text:span text:style-name="T6">#</text:span><text:span text:style-name="T1">DNS Propagation</text:span> - How changes to DNS records spread across the internet</text:p>
      <text:p text:style-name="P18"/>
      <text:p text:style-name="P18">DNS propagation refers to the amount of time that it takes for DNS servers to propagate changes to a DNS record across the internet.</text:p>
      <text:p text:style-name="P18">For individual users, DNS propagation time depends on settings that are related to the internet service provider (ISP), time-to-live (TTL) settings, which dictate how long DNS servers save cached information, and the domain’s registry. When working at enterprise scale with an authoritative DNS provider, DNS propagation time depends on how fast the provider can propagate changes throughout its global infrastructure.</text:p>
      <text:p text:style-name="P18"/>
      <text:h text:style-name="P38" text:outline-level="2">There are 4 DNS servers involved in loading a webpage:</text:h>
      <text:p text:style-name="P24"><text:a xlink:type="simple" xlink:href="https://www.cloudflare.com/learning/dns/dns-server-types/" text:style-name="Internet_20_link" text:visited-style-name="Visited_20_Internet_20_Link"><text:span text:style-name="Strong_20_Emphasis"><text:span text:style-name="T9">DNS recursor</text:span></text:span></text:a><text:span text:style-name="T9"> - <text:s/>The DNS recursor is a server designed to receive queries from client machines through applications such as web browsers. Typically the recursor is then responsible for making additional requests in order to satisfy the client’s DNS query. </text:span></text:p>
      <text:p text:style-name="P14"/>
      <text:p text:style-name="P28"><text:soft-page-break/><text:span text:style-name="Strong_20_Emphasis"><text:span text:style-name="T9">Root nameserver</text:span></text:span><text:span text:style-name="T9"> - The </text:span><text:a xlink:type="simple" xlink:href="https://www.cloudflare.com/learning/dns/glossary/dns-root-server/" text:style-name="Internet_20_link" text:visited-style-name="Visited_20_Internet_20_Link"><text:span text:style-name="T9">root server</text:span></text:a><text:span text:style-name="T9"> is the first step in translating (resolving) human readable host names into IP addresses. typically it serves as a reference to other more specific locations.</text:span></text:p>
      <text:p text:style-name="P19"><text:s/></text:p>
      <text:p text:style-name="P24"><text:a xlink:type="simple" xlink:href="https://www.cloudflare.com/learning/dns/dns-server-types/" text:style-name="Internet_20_link" text:visited-style-name="Visited_20_Internet_20_Link"><text:span text:style-name="Strong_20_Emphasis"><text:span text:style-name="T9">TLD nameserver</text:span></text:span></text:a><text:span text:style-name="T9"> - <text:s/>This nameserver is the next step in the search for a specific IP address, and it hosts the last portion of a hostname (In example.com, the TLD server is “com”). </text:span></text:p>
      <text:p text:style-name="P14"/>
      <text:p text:style-name="P50"><text:a xlink:type="simple" xlink:href="https://www.cloudflare.com/learning/dns/dns-server-types/" text:style-name="Internet_20_link" text:visited-style-name="Visited_20_Internet_20_Link"><text:span text:style-name="Strong_20_Emphasis"><text:span text:style-name="T9">Authoritative nameserver</text:span></text:span></text:a><text:span text:style-name="T9"> - The authoritative nameserver is the last stop in the nameserver query. If the authoritative name server has access to the requested record, it will return the IP address for the requested hostname back to the DNS Recursor (the librarian) that made the initial request.</text:span> </text:p>
      <text:p text:style-name="P18"/>
      <text:p text:style-name="P34">#HTTP</text:p>
      <text:p text:style-name="P11">HTTP (Hypertext Transfer Protocol) is a fundamental protocol for transferring data on the web. . HTTP/3, built on QUIC (Quick UDP Internet Connections), offers the most significant performance enhancements and security features compared to its predecessors. </text:p>
      <text:h text:style-name="P40" text:outline-level="2"/>
      <text:h text:style-name="P40" text:outline-level="2"><text:span text:style-name="T23">1 </text:span>HTTP/1.1 – The Legacy Workhorse</text:h>
      <text:p text:style-name="Text_20_body"><text:span text:style-name="Strong_20_Emphasis">Released:</text:span> 1997<text:line-break/><text:span text:style-name="Strong_20_Emphasis">Transport Protocol:</text:span> TCP<text:line-break/><text:span text:style-name="Strong_20_Emphasis">Main Features:</text:span></text:p>
      <text:list xml:id="list2135182527" text:style-name="L11">
        <text:list-item>
          <text:p text:style-name="P80">Text-based protocol.</text:p>
        </text:list-item>
        <text:list-item>
          <text:p text:style-name="P80">Only <text:span text:style-name="Strong_20_Emphasis">one request per connection</text:span> (initially); uses <text:span text:style-name="Strong_20_Emphasis">persistent connections</text:span>.</text:p>
        </text:list-item>
        <text:list-item>
          <text:p text:style-name="P80">Introduced <text:span text:style-name="Strong_20_Emphasis">keep-alive</text:span> to reuse connections.</text:p>
        </text:list-item>
        <text:list-item>
          <text:p text:style-name="P80"><text:span text:style-name="Strong_20_Emphasis">Head-of-line blocking</text:span>: One slow response can block others.</text:p>
        </text:list-item>
      </text:list>
      <text:h text:style-name="Heading_20_3" text:outline-level="3">Example:</text:h>
      <text:p text:style-name="Text_20_body">You open a website with 10 images → HTTP/1.1 opens <text:span text:style-name="Strong_20_Emphasis">multiple TCP connections</text:span> (e.g., 6) to fetch them. These are independent but create overhead and latency.</text:p>
      <text:h text:style-name="Heading_20_2" text:outline-level="2">2️ HTTP/2 – Speed &amp; Multiplexing</text:h>
      <text:p text:style-name="Text_20_body"><text:span text:style-name="Strong_20_Emphasis">Released:</text:span> 2015<text:line-break/><text:span text:style-name="Strong_20_Emphasis">Transport Protocol:</text:span> TCP<text:line-break/><text:span text:style-name="Strong_20_Emphasis">Main Features:</text:span></text:p>
      <text:list xml:id="list1671635804" text:style-name="L12">
        <text:list-item>
          <text:p text:style-name="P81"><text:span text:style-name="Strong_20_Emphasis">Binary protocol</text:span> (more efficient than text-based).</text:p>
        </text:list-item>
        <text:list-item>
          <text:p text:style-name="P81"><text:span text:style-name="Strong_20_Emphasis">Multiplexing:</text:span> Multiple requests/responses over a single connection.</text:p>
        </text:list-item>
        <text:list-item>
          <text:p text:style-name="P81"><text:soft-page-break/><text:span text:style-name="Strong_20_Emphasis">Header compression</text:span> (HPACK): Reduces overhead.</text:p>
        </text:list-item>
        <text:list-item>
          <text:p text:style-name="P81"><text:span text:style-name="Strong_20_Emphasis">Stream prioritization</text:span>: Important content loads first.</text:p>
        </text:list-item>
        <text:list-item>
          <text:p text:style-name="P81">Still suffers from <text:span text:style-name="Strong_20_Emphasis">TCP head-of-line blocking</text:span>.</text:p>
        </text:list-item>
      </text:list>
      <text:h text:style-name="Heading_20_3" text:outline-level="3">Example:</text:h>
      <text:p text:style-name="Text_20_body">You open a news website with many images, stylesheets, and scripts → HTTP/2 uses <text:span text:style-name="Strong_20_Emphasis">a single connection</text:span> to send and receive all data simultaneously.</text:p>
      <text:h text:style-name="Heading_20_2" text:outline-level="2">3️ HTTP/3 – The Future is QUIC</text:h>
      <text:p text:style-name="Text_20_body"><text:span text:style-name="Strong_20_Emphasis">Released:</text:span> 2022 (finalized by IETF)<text:line-break/><text:span text:style-name="Strong_20_Emphasis">Transport Protocol:</text:span> <text:span text:style-name="Strong_20_Emphasis">QUIC (over UDP)</text:span><text:line-break/><text:span text:style-name="Strong_20_Emphasis">Main Features:</text:span></text:p>
      <text:list xml:id="list3369349559" text:style-name="L13">
        <text:list-item>
          <text:p text:style-name="P82">Faster connection setup (0-RTT handshake).</text:p>
        </text:list-item>
        <text:list-item>
          <text:p text:style-name="P82">No head-of-line blocking at the <text:span text:style-name="Strong_20_Emphasis">transport layer</text:span>.</text:p>
        </text:list-item>
        <text:list-item>
          <text:p text:style-name="P82">Built-in <text:span text:style-name="Strong_20_Emphasis">encryption</text:span> (TLS 1.3 is mandatory).</text:p>
        </text:list-item>
        <text:list-item>
          <text:p text:style-name="P82">Better suited for <text:span text:style-name="Strong_20_Emphasis">mobile networks</text:span> (handles network changes smoothly).</text:p>
        </text:list-item>
        <text:list-item>
          <text:p text:style-name="P82">Improved reliability and performance.</text:p>
        </text:list-item>
      </text:list>
      <text:h text:style-name="Heading_20_3" text:outline-level="3">Example:</text:h>
      <text:p text:style-name="Text_20_body">Using HTTP/3 on YouTube or Facebook, when switching from Wi-Fi to mobile, the connection persists smoothly thanks to QUIC.</text:p>
      <text:p text:style-name="P35"/>
      <text:p text:style-name="P37"><text:span text:style-name="T13">#</text:span><text:span text:style-name="T16">R</text:span><text:span text:style-name="T13">ESTfull APIs</text:span></text:p>
      <text:p text:style-name="P23"><text:bookmark text:name="f9b5"/>REST, short for Representation State Transfer, is a structured architecture for building APIs, also known as RESTful APIs, and consists of requests and responses between clients and servers. REST APIs use uniform resource identifiers (URIs) to address or manage resources.</text:p>
      <text:p text:style-name="P43"><text:bookmark text:name="33e9"/>Operations on REST APIs are done through different endpoints (GET, POST, PUT, DELETE) targeted at network resources to create, read, update, and delete actions, otherwise known as CRUD applications.</text:p>
      <text:p text:style-name="P43"><text:bookmark text:name="0ce5"/>These operations are defined using standard HTTP.</text:p>
      <text:p text:style-name="P43"><text:bookmark text:name="f8da"/>To determine the size and shape of resources they provide to their clients, REST APIs rely on common data formats like JSON, XML, and YAML.</text:p>
      <text:p text:style-name="Text_20_body"/>
      <text:p text:style-name="Text_20_body"><text:bookmark text:name="d77d"/></text:p>
      <text:p text:style-name="P36"><text:soft-page-break/>#GRAPHQL</text:p>
      <text:p text:style-name="P22">GraphQL, developed by Facebook in 2012, is a query language designed to provide a more efficient, powerful, and flexible alternative to REST APIs. At its core, GraphQL enables clients to request only the data they need, in the structure they desire, in a single request to the server. This approach eliminates over-fetching and under-fetching of data, resulting in faster and more efficient data retrieval.</text:p>
      <text:p text:style-name="P22"/>
      <text:h text:style-name="P39" text:outline-level="2"><text:bookmark text:name="when-to-use-graphql-and-rest-apis"/>When to use GraphQL and REST APIs?</text:h>
      <text:p text:style-name="P43">To put it simply, the use of GraphQL or REST APIs will depend on your application needs and the familiarity of your team.</text:p>
      <text:p text:style-name="P43">REST can be considered if your data comes from a single data source, data requirements on the client side are pretty simple and would not constantly change.</text:p>
      <text:p text:style-name="P43">GraphQL is preferable for applications with complex and changing data requirements, it also comes with many good features like single endpoint, client-driven data fetching, type safety, and subscription support out of the box. In the long run, these features will add great value by enhancing developer productivity and speed up product development iterations. However, if the team doesn’t have experience with GraphQL, it would have an additional learning curve.</text:p>
      <text:p text:style-name="P43"><text:bookmark text:name="wrapping-up"/></text:p>
      <text:h text:style-name="P53" text:outline-level="3"><text:s/>1. <text:span text:style-name="Strong_20_Emphasis">Domain Registration – How to Register and Manage Domains</text:span></text:h>
      <text:p text:style-name="P50"><text:span text:style-name="Strong_20_Emphasis"><text:span text:style-name="T9">Domain registration</text:span></text:span><text:span text:style-name="T9"> is the process of acquiring a human-readable address (like </text:span><text:span text:style-name="Source_20_Text"><text:span text:style-name="T9">example.com</text:span></text:span><text:span text:style-name="T9">) to access websites. It's done through </text:span><text:span text:style-name="Strong_20_Emphasis"><text:span text:style-name="T9">domain registrars</text:span></text:span><text:span text:style-name="T9"> (e.g., GoDaddy, Namecheap, Google Domains). Domains point to your website’s server using </text:span><text:span text:style-name="Strong_20_Emphasis"><text:span text:style-name="T9">DNS records</text:span></text:span><text:span text:style-name="T9"> like A, CNAME, MX, etc.</text:span></text:p>
      <text:h text:style-name="P56" text:outline-level="4">Key Steps:</text:h>
      <text:list xml:id="list3300490135" text:style-name="L14">
        <text:list-item>
          <text:p text:style-name="P70">Search domain availability on a registrar.</text:p>
        </text:list-item>
        <text:list-item>
          <text:p text:style-name="P70">Register it by providing your details and making payment.</text:p>
        </text:list-item>
        <text:list-item>
          <text:p text:style-name="P70">Manage DNS settings (A, CNAME, MX, TXT records).</text:p>
        </text:list-item>
        <text:list-item>
          <text:p text:style-name="P70">Set nameservers if your hosting provider requires them.</text:p>
        </text:list-item>
      </text:list>
      <text:h text:style-name="P56" text:outline-level="4">Example:</text:h>
      <text:list xml:id="list3278600734" text:style-name="L15">
        <text:list-item>
          <text:p text:style-name="P63"><text:span text:style-name="T9">Register </text:span><text:span text:style-name="Source_20_Text"><text:span text:style-name="T9">mybusiness.com</text:span></text:span></text:p>
        </text:list-item>
        <text:list-item>
          <text:p text:style-name="P63"><text:span text:style-name="T9">Point A record to your hosting IP: </text:span><text:span text:style-name="Source_20_Text"><text:span text:style-name="T9">192.168.1.1</text:span></text:span></text:p>
        </text:list-item>
      </text:list>
      <text:h text:style-name="P55" text:outline-level="3"><text:soft-page-break/><text:span text:style-name="T9">2. </text:span><text:span text:style-name="Strong_20_Emphasis"><text:span text:style-name="T9">Hosting Options – Shared, VPS, Dedicated, Cloud Hosting</text:span></text:span></text:h>
      <text:p text:style-name="P44">Hosting is where your website lives on the internet. Different options suit different needs based on traffic, performance, and cost.</text:p>
      <text:h text:style-name="P56" text:outline-level="4"><text:s/>Shared Hosting:</text:h>
      <text:list xml:id="list1946802094" text:style-name="L16">
        <text:list-item>
          <text:p text:style-name="P71">Multiple websites on one server.</text:p>
        </text:list-item>
        <text:list-item>
          <text:p text:style-name="P71">Cheap, good for small sites.</text:p>
        </text:list-item>
        <text:list-item>
          <text:p text:style-name="P71">Limited performance control.</text:p>
        </text:list-item>
      </text:list>
      <text:h text:style-name="P56" text:outline-level="4"><text:s/>VPS (Virtual Private Server):</text:h>
      <text:list xml:id="list3022277676" text:style-name="L17">
        <text:list-item>
          <text:p text:style-name="P72">Virtualized private space on a shared physical server.</text:p>
        </text:list-item>
        <text:list-item>
          <text:p text:style-name="P72">Better control, performance, and isolation.</text:p>
        </text:list-item>
      </text:list>
      <text:h text:style-name="P56" text:outline-level="4"><text:s/>Dedicated Hosting:</text:h>
      <text:list xml:id="list669497608" text:style-name="L18">
        <text:list-item>
          <text:p text:style-name="P73">One physical server fully dedicated to your site.</text:p>
        </text:list-item>
        <text:list-item>
          <text:p text:style-name="P73">High cost, full control, best performance.</text:p>
        </text:list-item>
      </text:list>
      <text:h text:style-name="P56" text:outline-level="4"><text:s/>Cloud Hosting:</text:h>
      <text:list xml:id="list3393883744" text:style-name="L19">
        <text:list-item>
          <text:p text:style-name="P74">Scalable resources across multiple virtual servers.</text:p>
        </text:list-item>
        <text:list-item>
          <text:p text:style-name="P74">High uptime, scalable pricing.</text:p>
        </text:list-item>
        <text:list-item>
          <text:p text:style-name="P74">Examples: AWS EC2, Google Cloud, Azure.</text:p>
        </text:list-item>
      </text:list>
      <text:h text:style-name="P54" text:outline-level="3"/>
      <text:h text:style-name="P55" text:outline-level="3"><text:span text:style-name="T9"><text:s/>3. </text:span><text:span text:style-name="Strong_20_Emphasis"><text:span text:style-name="T9">Deployment Strategies – CI/CD Pipelines, Blue-Green Deployment</text:span></text:span></text:h>
      <text:p text:style-name="P44">Deployment is moving code from development to production. Modern teams use automation and strategic models to minimize downtime and errors.</text:p>
      <text:h text:style-name="P56" text:outline-level="4"><text:s/>CI/CD Pipelines:</text:h>
      <text:list xml:id="list3109222275" text:style-name="L20">
        <text:list-item>
          <text:p text:style-name="P64"><text:span text:style-name="Strong_20_Emphasis"><text:span text:style-name="T9">CI (Continuous Integration)</text:span></text:span><text:span text:style-name="T9">: Automate testing and building code.</text:span></text:p>
        </text:list-item>
        <text:list-item>
          <text:p text:style-name="P64"><text:span text:style-name="Strong_20_Emphasis"><text:span text:style-name="T9">CD (Continuous Delivery/Deployment)</text:span></text:span><text:span text:style-name="T9">: Automatically push code to production or staging after passing tests.</text:span></text:p>
        </text:list-item>
        <text:list-item>
          <text:p text:style-name="P75">Tools: GitHub Actions, GitLab CI, Jenkins, CircleCI.</text:p>
        </text:list-item>
      </text:list>
      <text:h text:style-name="P56" text:outline-level="4"><text:soft-page-break/><text:s/>Blue-Green Deployment:</text:h>
      <text:list xml:id="list2997095665" text:style-name="L21">
        <text:list-item>
          <text:p text:style-name="P65"><text:span text:style-name="T9">Maintain two identical environments: </text:span><text:span text:style-name="Strong_20_Emphasis"><text:span text:style-name="T9">Blue (current)</text:span></text:span><text:span text:style-name="T9"> and </text:span><text:span text:style-name="Strong_20_Emphasis"><text:span text:style-name="T9">Green (new)</text:span></text:span><text:span text:style-name="T9">.</text:span></text:p>
        </text:list-item>
        <text:list-item>
          <text:p text:style-name="P76">Deploy updates to Green → test → switch traffic from Blue to Green → rollback easily if issues occur.</text:p>
        </text:list-item>
      </text:list>
      <text:h text:style-name="P54" text:outline-level="3"/>
      <text:h text:style-name="P55" text:outline-level="3"><text:span text:style-name="T9">4. </text:span><text:span text:style-name="Strong_20_Emphasis"><text:span text:style-name="T9">Serverless Architecture – Functions as a Service (FaaS), Benefits and Limitations</text:span></text:span></text:h>
      <text:p text:style-name="P50"><text:span text:style-name="Strong_20_Emphasis"><text:span text:style-name="T9">Serverless</text:span></text:span><text:span text:style-name="T9"> means you write and deploy code without managing servers. It runs in response to events.</text:span></text:p>
      <text:h text:style-name="P56" text:outline-level="4">Functions as a Service (FaaS):</text:h>
      <text:list xml:id="list2044537401" text:style-name="L22">
        <text:list-item>
          <text:p text:style-name="P77">Write small, stateless functions.</text:p>
        </text:list-item>
        <text:list-item>
          <text:p text:style-name="P77">Only run when triggered (HTTP requests, DB updates, etc.).</text:p>
        </text:list-item>
        <text:list-item>
          <text:p text:style-name="P77">Examples: AWS Lambda, Azure Functions, Google Cloud Functions.</text:p>
        </text:list-item>
      </text:list>
      <text:h text:style-name="P56" text:outline-level="4">Benefits:</text:h>
      <text:list xml:id="list1496869749" text:style-name="L23">
        <text:list-item>
          <text:p text:style-name="P78">No server management</text:p>
        </text:list-item>
        <text:list-item>
          <text:p text:style-name="P78">Cost-effective: Pay only when code runs</text:p>
        </text:list-item>
        <text:list-item>
          <text:p text:style-name="P78">Scales automatically</text:p>
        </text:list-item>
      </text:list>
      <text:h text:style-name="P56" text:outline-level="4">Limitations:</text:h>
      <text:list xml:id="list2185059845" text:style-name="L24">
        <text:list-item>
          <text:p text:style-name="P79">Cold start latency (initial response delay)</text:p>
        </text:list-item>
        <text:list-item>
          <text:p text:style-name="P79">Execution timeout limits</text:p>
        </text:list-item>
        <text:list-item>
          <text:p text:style-name="P79">Stateless: Can't store session data between runs</text:p>
        </text:list-item>
      </text:list>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45cm" fo:margin-right="0.79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5-20T11:42:50.823374263</meta:creation-date>
    <dc:date>2025-05-21T18:11:11.939594754</dc:date>
    <meta:editing-duration>PT3H46M37S</meta:editing-duration>
    <meta:editing-cycles>8</meta:editing-cycles>
    <meta:generator>LibreOffice/6.4.7.2$Linux_X86_64 LibreOffice_project/40$Build-2</meta:generator>
    <meta:document-statistic meta:table-count="1" meta:image-count="0" meta:object-count="0" meta:page-count="12" meta:paragraph-count="232" meta:word-count="2772" meta:character-count="18228" meta:non-whitespace-character-count="15625"/>
  </office:meta>
</office:document-meta>
</file>